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ucida_Sans_1.ttf" manifest:media-type="application/x-font-ttf"/>
  <manifest:file-entry manifest:full-path="Fonts/Font_TeXGyreHeros_1.ttf" manifest:media-type="application/x-font-ttf"/>
  <manifest:file-entry manifest:full-path="Fonts/Font_Liberation_Sans_2.ttf" manifest:media-type="application/x-font-ttf"/>
  <manifest:file-entry manifest:full-path="Fonts/Font_Lucida_Sans_2.ttf" manifest:media-type="application/x-font-ttf"/>
  <manifest:file-entry manifest:full-path="Fonts/Font_TeXGyreHero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TeXGyreHeros_3.ttf" manifest:media-type="application/x-font-ttf"/>
  <manifest:file-entry manifest:full-path="Fonts/Font_TeXGyreHeros_4.ttf" manifest:media-type="application/x-font-ttf"/>
  <manifest:file-entry manifest:full-path="Fonts/Font_TeXGyreTermes_1.ttf" manifest:media-type="application/x-font-ttf"/>
  <manifest:file-entry manifest:full-path="Fonts/Font_TeXGyreTermes_2.ttf" manifest:media-type="application/x-font-ttf"/>
  <manifest:file-entry manifest:full-path="Fonts/Font_TeXGyreTermes_3.ttf" manifest:media-type="application/x-font-ttf"/>
  <manifest:file-entry manifest:full-path="Fonts/Font_TeXGyreTerme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>
      <svg:font-face-src>
        <svg:font-face-uri xlink:href="Fonts/Font_TeXGyreHeros_1.ttf" xlink:type="simple" loext:font-style="normal" loext:font-weight="normal">
          <svg:font-face-format svg:string="truetype"/>
        </svg:font-face-uri>
        <svg:font-face-uri xlink:href="Fonts/Font_TeXGyreHeros_2.ttf" xlink:type="simple" loext:font-style="normal" loext:font-weight="bold">
          <svg:font-face-format svg:string="truetype"/>
        </svg:font-face-uri>
        <svg:font-face-uri xlink:href="Fonts/Font_TeXGyreHeros_3.ttf" xlink:type="simple" loext:font-style="italic" loext:font-weight="normal">
          <svg:font-face-format svg:string="truetype"/>
        </svg:font-face-uri>
        <svg:font-face-uri xlink:href="Fonts/Font_TeXGyreHeros_4.ttf" xlink:type="simple" loext:font-style="italic" loext:font-weight="bold">
          <svg:font-face-format svg:string="truetype"/>
        </svg:font-face-uri>
      </svg:font-face-src>
    </style:font-face>
    <style:font-face style:name="TeXGyreTermes" svg:font-family="TeXGyreTermes" style:font-adornments="Regular" style:font-family-generic="modern" style:font-pitch="variable">
      <svg:font-face-src>
        <svg:font-face-uri xlink:href="Fonts/Font_TeXGyreTermes_1.ttf" xlink:type="simple" loext:font-style="normal" loext:font-weight="normal">
          <svg:font-face-format svg:string="truetype"/>
        </svg:font-face-uri>
        <svg:font-face-uri xlink:href="Fonts/Font_TeXGyreTermes_2.ttf" xlink:type="simple" loext:font-style="normal" loext:font-weight="bold">
          <svg:font-face-format svg:string="truetype"/>
        </svg:font-face-uri>
        <svg:font-face-uri xlink:href="Fonts/Font_TeXGyreTermes_3.ttf" xlink:type="simple" loext:font-style="italic" loext:font-weight="normal">
          <svg:font-face-format svg:string="truetype"/>
        </svg:font-face-uri>
        <svg:font-face-uri xlink:href="Fonts/Font_TeXGyreTerme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>
      <style:text-properties officeooo:rsid="0012534f" officeooo:paragraph-rsid="0012534f"/>
    </style:style>
    <style:style style:name="P2" style:family="paragraph" style:parent-style-name="Text_20_body">
      <style:text-properties officeooo:rsid="0012534f" officeooo:paragraph-rsid="0012534f"/>
    </style:style>
    <style:style style:name="P3" style:family="paragraph" style:parent-style-name="Text_20_body">
      <style:paragraph-properties fo:text-align="center" style:justify-single-word="false"/>
      <style:text-properties officeooo:rsid="0012534f" officeooo:paragraph-rsid="0012534f"/>
    </style:style>
    <style:style style:name="P4" style:family="paragraph" style:parent-style-name="Title">
      <style:paragraph-properties fo:break-before="page"/>
      <style:text-properties officeooo:rsid="0012534f" officeooo:paragraph-rsid="0012534f"/>
    </style:style>
    <style:style style:name="P5" style:family="paragraph" style:parent-style-name="Title">
      <style:paragraph-properties fo:break-before="page"/>
      <style:text-properties officeooo:rsid="0013cedc" officeooo:paragraph-rsid="0013cedc"/>
    </style:style>
    <style:style style:name="P6" style:family="paragraph" style:parent-style-name="Text_20_body">
      <style:text-properties officeooo:rsid="0013cedc" officeooo:paragraph-rsid="0013cedc"/>
    </style:style>
    <style:style style:name="P7" style:family="paragraph" style:parent-style-name="Text_20_body">
      <style:paragraph-properties fo:text-align="center" style:justify-single-word="false"/>
      <style:text-properties officeooo:rsid="0013cedc" officeooo:paragraph-rsid="0013ce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1</text:p>
      <text:p text:style-name="P2">Write the augmented matrix for the given system of equations.</text:p>
      <text:p text:style-name="P3"><draw:frame draw:style-name="fr1" draw:name="System 1 Equation" text:anchor-type="as-char" svg:y="-0.7409in" svg:width="2.0429in" svg:height="1.3862in" draw:z-index="0"><draw:object xlink:href="./Object 1" xlink:type="simple" xlink:show="embed" xlink:actuate="onLoad"/><draw:image xlink:href="./ObjectReplacements/Object 1" xlink:type="simple" xlink:show="embed" xlink:actuate="onLoad"/><svg:title>x + 2y - z = 3, 2x - y + 2z = 6, z - 3y + 3z = 4</svg:title></draw:frame></text:p>
      <text:p text:style-name="P4">Example 2</text:p>
      <text:p text:style-name="P2">Solve the given system by Gaussian elimination.</text:p>
      <text:p text:style-name="P3"><draw:frame draw:style-name="fr1" draw:name="Object2" text:anchor-type="as-char" svg:y="-0.752in" svg:width="1.5689in" svg:height="1.4083in" draw:z-index="1"><draw:object xlink:href="./Object 2" xlink:type="simple" xlink:show="embed" xlink:actuate="onLoad"/><draw:image xlink:href="./ObjectReplacements/Object 2" xlink:type="simple" xlink:show="embed" xlink:actuate="onLoad"/><svg:desc>2x+3y=6, x - y = 1/2</svg:desc></draw:frame></text:p>
      <text:p text:style-name="P5">Example 3</text:p>
      <text:p text:style-name="P6">Solve the system of equations.</text:p>
      <text:p text:style-name="P7"><draw:frame draw:style-name="fr1" draw:name="Object3" text:anchor-type="as-char" svg:y="-0.7409in" svg:width="2.5654in" svg:height="1.3862in" draw:z-index="2"><draw:object xlink:href="./Object 3" xlink:type="simple" xlink:show="embed" xlink:actuate="onLoad"/><draw:image xlink:href="./ObjectReplacements/Object 3" xlink:type="simple" xlink:show="embed" xlink:actuate="onLoad"/><svg:desc>5x+3y+9z=-1, -2x+3y-z=-2, -x_4y+5z=1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GyreTermes" fo:font-family="TeXGyreTermes" style:font-style-name="Regular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style:font-name="TeXGyreHeros" fo:font-family="TeXGyreHeros" style:font-style-name="Bold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llege-algebra-2e/pages/1-introduction-to-prerequisites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9:33:05.843000000</meta:creation-date>
    <meta:editing-cycles>7</meta:editing-cycles>
    <meta:editing-duration>PT14M29S</meta:editing-duration>
    <dc:title>Matrices - Backgrounds</dc:title>
    <meta:generator>LibreOffice/24.8.2.1$Windows_X86_64 LibreOffice_project/0f794b6e29741098670a3b95d60478a65d05ef13</meta:generator>
    <dc:date>2024-10-25T15:57:03.010000000</dc:date>
    <meta:print-date>2024-10-22T20:15:47.565000000</meta:print-date>
    <meta:document-statistic meta:table-count="0" meta:image-count="0" meta:object-count="3" meta:page-count="3" meta:paragraph-count="10" meta:word-count="33" meta:character-count="267" meta:non-whitespace-character-count="241"/>
    <meta:template xlink:type="simple" xlink:actuate="onRequest" xlink:title="Video Slide" xlink:href="../../../../../../AppData/Roaming/LibreOffice/4/user/template/Video%20Slide.ott" meta:date="2024-10-22T19:32:55.25200000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+</mo>
              <mn>2</mn>
            </mrow>
            <mi>y</mi>
            <mi>−</mi>
            <mrow>
              <mi>z</mi>
              <mo stretchy="false">=</mo>
              <mn>3</mn>
            </mrow>
          </mrow>
        </mtd>
      </mtr>
      <mtr>
        <mtd>
          <mrow>
            <mtext/>
            <mn>2</mn>
            <mi>x</mi>
            <mi>−</mi>
            <mrow>
              <mi>y</mi>
              <mo stretchy="false">+</mo>
              <mn>2</mn>
            </mrow>
            <mrow>
              <mi>z</mi>
              <mo stretchy="false">=</mo>
              <mn>6</mn>
            </mrow>
          </mrow>
        </mtd>
      </mtr>
      <mtr>
        <mtd>
          <mrow>
            <mtext/>
            <mi>x</mi>
            <mi>−</mi>
            <mn>3</mn>
            <mrow>
              <mi>y</mi>
              <mo stretchy="false">+</mo>
              <mn>3</mn>
            </mrow>
            <mrow>
              <mi>z</mi>
              <mo stretchy="false">=</mo>
              <mn>4</mn>
            </mrow>
          </mrow>
        </mtd>
      </mtr>
    </mtable>
    <annotation encoding="StarMath 5.0">  ""x+2y−z=3 newline ""2x−y+2z=6 newline ""x−3y+3z=4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n>2</mn>
            <mrow>
              <mi>x</mi>
              <mo stretchy="false">+</mo>
              <mn>3</mn>
            </mrow>
            <mrow>
              <mi>y</mi>
              <mo stretchy="false">=</mo>
              <mn>6</mn>
            </mrow>
          </mrow>
        </mtd>
      </mtr>
      <mtr>
        <mtd>
          <mrow>
            <mtext/>
            <mrow>
              <mrow>
                <mi>x</mi>
                <mo stretchy="false">−</mo>
                <mi>y</mi>
              </mrow>
              <mo stretchy="false">=</mo>
              <mfrac>
                <mn>1</mn>
                <mn>2</mn>
              </mfrac>
            </mrow>
          </mrow>
        </mtd>
      </mtr>
    </mtable>
    <annotation encoding="StarMath 5.0">""2x+3y=6 newline ""x - y = 1 over 2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n>5</mn>
            <mrow>
              <mi>x</mi>
              <mo stretchy="false">+</mo>
              <mn>3</mn>
            </mrow>
            <mrow>
              <mi>y</mi>
              <mo stretchy="false">+</mo>
              <mn>9</mn>
            </mrow>
            <mrow>
              <mi>z</mi>
              <mo stretchy="false">=</mo>
              <mi>−</mi>
            </mrow>
            <mn>1</mn>
          </mrow>
        </mtd>
      </mtr>
      <mtr>
        <mtd>
          <mrow>
            <mtext/>
            <mi>−</mi>
            <mn>2</mn>
            <mrow>
              <mi>x</mi>
              <mo stretchy="false">+</mo>
              <mn>3</mn>
            </mrow>
            <mi>y</mi>
            <mi>−</mi>
            <mrow>
              <mi>z</mi>
              <mo stretchy="false">=</mo>
              <mi>−</mi>
            </mrow>
            <mn>2</mn>
          </mrow>
        </mtd>
      </mtr>
      <mtr>
        <mtd>
          <mrow>
            <mtext/>
            <mi>−</mi>
            <mi>x</mi>
            <mi>−</mi>
            <mn>4</mn>
            <mrow>
              <mi>y</mi>
              <mo stretchy="false">+</mo>
              <mn>5</mn>
            </mrow>
            <mrow>
              <mi>z</mi>
              <mo stretchy="false">=</mo>
              <mn>1</mn>
            </mrow>
          </mrow>
        </mtd>
      </mtr>
    </mtable>
    <annotation encoding="StarMath 5.0"> ""5x+3y+9z=−1 newline ""−2x+3y−z=−2 newline ""−x−4y+5z=1</annotation>
  </semantics>
</math>
</file>